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d8de" officeooo:paragraph-rsid="0006d8de"/>
    </style:style>
    <style:style style:name="P2" style:family="paragraph" style:parent-style-name="Standard">
      <style:text-properties officeooo:rsid="00089035" officeooo:paragraph-rsid="0008903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y why is a healthy life supporting my family</text:p>
      <text:p text:style-name="P1"/>
      <text:p text:style-name="P1">Throughout my career in performing arts education, I most enjoyed teaching about and working with the technical aspects of production, especially digital. One of the most magical moments in my teaching career was when my technical theatre students became capable of operating audio, lighting, special effects, and scenic elements from a single computer in the back of the auditorium without my interruption; my experiences in education and performing arts—with this situation—awoke me to a future of intelligence, capability, comprehension, and opportunity fueled largely by technology. </text:p>
      <text:p text:style-name="P1"/>
      <text:p text:style-name="P1">My experiences in actor training and performance therapy joined this thought to form my long-term career goal of developing technology for the performing arts which can also be used for mental health improvement. In the short-term, my goal is to network and freelance part-time while I attend school, develop a portfolio, and earn full-time employment.</text:p>
      <text:p text:style-name="P1"/>
      <text:p text:style-name="P1">In the far future, my career capstone is similar in concept to the Globe theatre in Las Vegas; more features added and more accessibility could optimize a heavily technical performance space in many ways for most involved and could increase both revenue and longevity of the venue.</text:p>
      <text:p text:style-name="P1"/>
      <text:p text:style-name="P1">The goals I set for every product I create are security, accessibility, and optimization; I believe that bilateral data protection is paramount to a safe future for everyone, everyone should be able to operate technology with or without accommodating support technology, and while drive sizes are expanding code should still operate with minimal resourc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7T13:14:54.695000000</meta:creation-date>
    <dc:date>2023-12-08T15:10:57.767000000</dc:date>
    <meta:editing-duration>P1DT1H56M3S</meta:editing-duration>
    <meta:editing-cycles>2</meta:editing-cycles>
    <meta:generator>LibreOffice/7.6.2.1$Windows_X86_64 LibreOffice_project/56f7684011345957bbf33a7ee678afaf4d2ba333</meta:generator>
    <meta:document-statistic meta:table-count="0" meta:image-count="0" meta:object-count="0" meta:page-count="1" meta:paragraph-count="5" meta:word-count="252" meta:character-count="1621" meta:non-whitespace-character-count="1375"/>
  </office:meta>
</office:document-meta>
</file>